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5f4cc"/>
    </style:style>
    <style:style style:name="T19" style:family="text">
      <style:text-properties officeooo:rsid="008705a0"/>
    </style:style>
    <style:style style:name="T20" style:family="text">
      <style:text-properties officeooo:rsid="00884a22"/>
    </style:style>
    <style:style style:name="T21" style:family="text">
      <style:text-properties officeooo:rsid="0089a070"/>
    </style:style>
    <style:style style:name="T22" style:family="text">
      <style:text-properties officeooo:rsid="008c632d"/>
    </style:style>
    <style:style style:name="T23" style:family="text">
      <style:text-properties officeooo:rsid="00918584"/>
    </style:style>
    <style:style style:name="T24" style:family="text">
      <style:text-properties officeooo:rsid="00934fe9"/>
    </style:style>
    <style:style style:name="T25" style:family="text">
      <style:text-properties officeooo:rsid="00947bb1"/>
    </style:style>
    <style:style style:name="T26" style:family="text">
      <style:text-properties officeooo:rsid="0094f857"/>
    </style:style>
    <style:style style:name="T27" style:family="text">
      <style:text-properties officeooo:rsid="0097c374"/>
    </style:style>
    <style:style style:name="T28" style:family="text">
      <style:text-properties officeooo:rsid="009b0f7a"/>
    </style:style>
    <style:style style:name="T29" style:family="text">
      <style:text-properties officeooo:rsid="009c976b"/>
    </style:style>
    <style:style style:name="T30" style:family="text">
      <style:text-properties officeooo:rsid="009d0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7"><text:tab/><text:span text:style-name="T15">Davakrai | Proto-Lunimean (Proto Balto-Slavic)</text:span></text:p>
      <text:p text:style-name="P7"><text:span text:style-name="T27"><text:tab/><text:tab/></text:span><text:span text:style-name="T28">Nikartian | </text:span><text:span text:style-name="T27">High-Bronze Lunimean (Balto-Slavic + Proto Celtic)</text:span></text:p>
      <text:p text:style-name="P4"><text:tab/><text:tab/><text:span text:style-name="T18">Zvir | Zvir (Proto Baltic)</text:span></text:p>
      <text:p text:style-name="P4"><text:tab/><text:tab/><text:tab/><text:span text:style-name="T29">Zjamba | dia. Zvir </text:span><text:span text:style-name="T30">1</text:span><text:span text:style-name="T29"> (var. Proto Baltic)</text:span></text:p>
      <text:p text:style-name="P4"><text:tab/><text:tab/><text:tab/><text:span text:style-name="T30">Skirga | dia. Zvir 1 (var. Proto Baltic)</text:span></text:p>
      <text:p text:style-name="P4"><text:tab/><text:tab/><text:tab/><text:span text:style-name="T30">Girmis | dia. Zvir 2 (var. Proto Baltic)</text:span></text:p>
      <text:p text:style-name="P4"><text:tab/><text:tab/><text:tab/><text:span text:style-name="T30">Ugni | dia. Zvir 3 (var. Proto Baltic)</text:span></text:p>
      <text:p text:style-name="P4"><text:tab/><text:tab/><text:tab/><text:span text:style-name="T30">Vel-Gabaw | Vel-Gabaw (var. Proto Baltic + Albanian)</text:span></text:p>
      <text:p text:style-name="P4"><text:tab/><text:tab/><text:span text:style-name="T20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1">Far northerners</text:span></text:p>
      <text:p text:style-name="P4"><text:tab/><text:tab/><text:span text:style-name="T22">Voin | Voinic (Proto West Slavic)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soft-page-break/><text:tab/><text:tab/><text:span text:style-name="T23">Yedris </text:span><text:span text:style-name="T24">| Yedral (Proto South Slavic)</text:span></text:p>
      <text:p text:style-name="P4"><text:tab/><text:tab/><text:tab/><text:span text:style-name="T25">Hoditi | dia. Yedral (Proto South Slavic</text:span><text:span text:style-name="T26">)</text:span></text:p>
      <text:p text:style-name="P4"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5-22T14:31:41.729835096</dc:date>
    <meta:editing-duration>P1DT21H14M42S</meta:editing-duration>
    <meta:editing-cycles>78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372" meta:character-count="2623" meta:non-whitespace-character-count="2234"/>
  </office:meta>
</office:document-meta>
</file>